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thods for formatting control breaks</text:p>
      <text:p text:style-name="Standard"/>
      <text:list xml:id="list1741862750" text:style-name="L1">
        <text:list-item>
          <text:p text:style-name="P1">As you format the data, a row at a time, add control break rows as you go.</text:p>
        </text:list-item>
        <text:list-item>
          <text:p text:style-name="P1">SQL – select the data into a temp table then do summarization/control break runs one at a time. Then format the results.</text:p>
        </text:list-item>
        <text:list-item>
          <text:p text:style-name="P1">Select the data into a grid and insert grid rows as needed. Format the results.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n Buxton</meta:initial-creator>
    <meta:creation-date>2010-03-28T09:22:47</meta:creation-date>
    <meta:generator>LibreOffice/3.5$Linux_X86_64 LibreOffice_project/350m1$Build-2</meta:generator>
    <dc:date>2013-10-11T08:47:55</dc:date>
    <dc:creator>Ken Buxton</dc:creator>
    <meta:editing-duration>PT10H11M43S</meta:editing-duration>
    <meta:editing-cycles>2</meta:editing-cycles>
    <meta:document-statistic meta:table-count="0" meta:image-count="0" meta:object-count="0" meta:page-count="1" meta:paragraph-count="4" meta:word-count="62" meta:character-count="316" meta:non-whitespace-character-count="261"/>
  </office:meta>
</office:document-meta>
</file>